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Times New Roman"/>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P6"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agraph-properties fo:text-align="center"/>
    </style:style>
    <style:style style:name="P9" style:family="paragraph">
      <style:paragraph-properties fo:text-align="center"/>
      <style:text-properties fo:font-size="12pt"/>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2pt" style:font-size-asian="12pt" style:font-size-complex="12pt"/>
    </style:style>
    <style:style style:name="T4" style:family="text">
      <style:text-properties fo:font-size="12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BRAIN Co-PROCESSORS : USING AI TO RESTORE AND <text:tab/><text:tab/><text:tab/><text:tab/><text:tab/><text:tab/> <text:s text:c="6"/>AUGUMENT BRAIN FUNCTION</text:p>
      <text:p text:style-name="P2"><text:tab/><text:tab/><text:tab/><text:span text:style-name="T1"><text:tab/></text:span></text:p>
      <text:p text:style-name="P3"><text:span text:style-name="T2"><text:tab/><text:tab/><text:tab/><text:tab/><text:tab/> <text:s text:c="11"/></text:span><text:span text:style-name="T1">Rajesh P. N. Rao </text:span></text:p>
      <text:p text:style-name="P2"><text:span text:style-name="T1"><text:tab/><text:tab/><text:tab/> <text:s text:c="22"/>Adapted by Sabitra Sankalp Panigrahi</text:span></text:p>
      <text:p text:style-name="P2"><text:span text:style-name="T1"/></text:p>
      <text:p text:style-name="P4">SUMMARY</text:p>
      <text:p text:style-name="P4"/>
      <text:p text:style-name="P2"><text:span text:style-name="T3">This report is a summary of the paper by Dr. Rajesh P.N. Rao on Brain Co-processors.Brain Co-Processor is a system that involves using both Brain Computer Interfacing(BCI) and Computer Brain Interfacing(CBI). In simple terms a BCI is a device that uses signals from the brain to control external devices like prosthetics, robots and help in brain rehabilitation. CBI on the other hand allows external signals to be delivered to the brain via neural simulations to neural networks in the brain. A brain Co-processor is a combination of these two systems. We can state that BCIs use decoding algorithms on the brain signal to achieve applications such as prosthetic device control and restoration of lost brain function. Whereas, CBIs use encoding algorithms to transform external <text:s/>signals to neural simulations. By the combination of these systems, a brain co-processor can be used for applications such as closed-loop control of prosthetic devices, reanimation of paralysed limbs and enhancement of memory to name a few.</text:span></text:p>
      <text:p text:style-name="P2"><text:span text:style-name="T3"/></text:p>
      <text:p text:style-name="P2"><text:span text:style-name="T3"/></text:p>
      <text:p text:style-name="P2"><draw:custom-shape text:anchor-type="paragraph" draw:z-index="5" draw:style-name="gr2" svg:width="0.66cm" svg:height="1.62cm" svg:x="10.929cm" svg:y="7.2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4" draw:style-name="gr1" draw:text-style-name="P9" svg:width="4.003cm" svg:height="2.183cm" svg:x="9.269cm" svg:y="4.56cm"><text:p text:style-name="P8"><text:span text:style-name="T4">Real Time Analysis</text:span></text:p><text:p text:style-name="P8"><text:span text:style-name="T4">Of The Brain</text:span></text:p></draw:rect><draw:rect text:anchor-type="paragraph" draw:z-index="2" draw:style-name="gr1" draw:text-style-name="P9" svg:width="4.003cm" svg:height="2.183cm" svg:x="9.31cm" svg:y="0.219cm"><text:p text:style-name="P8"><text:span text:style-name="T4">Signal Processing </text:span></text:p></draw:rect><draw:custom-shape text:anchor-type="paragraph" draw:z-index="3" draw:style-name="gr2" svg:width="0.622cm" svg:height="1.341cm" svg:x="11.01cm" svg:y="2.70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style-name="gr2" svg:width="1.301cm" svg:height="0.481cm" svg:x="7.569cm" svg:y="1.0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0" draw:style-name="gr1" draw:text-style-name="P8" svg:width="4.001cm" svg:height="2.181cm" svg:x="3.17cm" svg:y="0.318cm"><text:p text:style-name="P8">Brain Multichannel</text:p><text:p text:style-name="P8"><text:s/>Data Acquisition</text:p></draw:rect><text:span text:style-name="T3"> </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tab/><text:tab/>---------------------------End Fig 1-------------------------------</text:span></text:p>
      <text:p text:style-name="P2"><text:span text:style-name="T3"/></text:p>
      <text:p text:style-name="P2"><text:span text:style-name="T3">Now let us discuss how brain signals are acquired, processed and then used to simulate areas of the brain. For simplicity let us refer to the process of capturing of brain signals as “reading” and simulating of brain areas as “writing” on the brain. The process of “reading” involves taking inputs.</text:span></text:p>
      <text:p text:style-name="P2"><text:span text:style-name="T3"/></text:p>
      <text:p text:style-name="P6">INPUTS TO BRAIN CO-PROCESSOR</text:p>
      <text:p text:style-name="P7"/>
      <text:p text:style-name="P5">Neural Potentials recorded using electroencephalogram (EEG), electrocochleography (ECoG) and blood flow changes measured using fMRI. These are to name just a few invasive/non-invasive techniques to “read” from the brain.</text:p>
      <text:p text:style-name="P5"/>
      <text:p text:style-name="P6"><text:soft-page-break/><text:s/>OUTPUTS OF <text:s/>BRAIN CO-PROCESSOR</text:p>
      <text:p text:style-name="P5"/>
      <text:p text:style-name="P5">Neural simulation patterns delivered via magnetic field such as Transcranial Magnetic Stimulation (TMS). Commands over the internet via a cloud platform or IoT device. </text:p>
      <text:p text:style-name="P5"/>
      <text:p text:style-name="P5">For a better understanding, we can consider Input as a set of neural data and output as position of hand or that of a cursor on the screen. To transform this set of inputs to desired output, we can implement AI and ML algorith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itra Sankalp</meta:initial-creator>
    <meta:creation-date>2021-03-04T05:44:02</meta:creation-date>
    <dc:date>2021-03-04T11:29:55</dc:date>
    <dc:creator>Sabitra Sankalp</dc:creator>
    <meta:editing-duration>PT2H55M54S</meta:editing-duration>
    <meta:editing-cycles>1</meta:editing-cycles>
    <meta:generator>OpenOffice/4.1.8$Unix OpenOffice.org_project/418m3$Build-9803</meta:generator>
    <meta:document-statistic meta:table-count="0" meta:image-count="0" meta:object-count="0" meta:page-count="2" meta:paragraph-count="14" meta:word-count="342" meta:character-count="2256"/>
  </office:meta>
</office:document-meta>
</file>